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e la macchina C arriva dopo anke se ci mette meno bisogna considerare il fatto che è già in ritardo, </text:p>
      <text:p text:style-name="Standard">quindi eventualmente può recuperare sulle altre ma finchè non avrà pareggiato il tempo non potrà superarle. Un idea è che se la traiettoria è appena stata impiegata non può avvenire il sorpasso e il tempo minimo di percorrenza è quello della prima macchina che è passata. Inoltre c'è da tenere conto di quanto segue:</text:p>
      <text:p text:style-name="Standard">2 auto sulla stessa traiettoria non si possono superare.Quindi il periodo d'attraversamento sarà quello della prima auto o superiore. Perchè ci sia un sorpasso bisogna che le auto prendano traiettorie diverse e che quella arrivata dopo ci metta meno di quella arrivata prima.</text:p>
      <text:p text:style-name="Standard"/>
      <text:p text:style-name="Standard">Inoltre per svuotare la coda in entrata utilizzerei una guardia di dijstra che lascia passare al max N auto alla volta (anche perchè il tratto è comunque lungo pochi metri) quindi non possono passarci + di N auto alla volta. Inoltre chi si accoda su una traiettoria già in uso non può sorpassare e deve adeguare la sua velocità a quello davanti (o mantenere la sua se è + lento). Questo succede spesso in formula 1 quando automobili vengono rallentate perchè non c'è la possibilità di sorpasso e quindi perdono tempo.</text:p>
      <text:p text:style-name="Standard"/>
      <text:p text:style-name="Standard">problema: se noi abbiamo una coda ordinata in base al tempo di percorrenza fino a quel momento per attraversare un tratto dobbiamo aspettare che ogni auto sia arrivata su quel tratto per impedire che un auto che ha eseguito per meno tempo possa rimanere attardata.Come superare questo problem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Lorenzo Nesello</meta:initial-creator>
    <meta:creation-date>2009-01-09T11:55:55.98</meta:creation-date>
    <dc:date>2009-01-09T12:01:10.10</dc:date>
    <dc:creator>Lorenzo Nesello</dc:creator>
    <meta:editing-duration>PT00H05M11S</meta:editing-duration>
    <meta:editing-cycles>7</meta:editing-cycles>
    <meta:generator>OpenOffice.org/3.0$Win32 OpenOffice.org_project/300m9$Build-9358</meta:generator>
    <meta:document-statistic meta:table-count="0" meta:image-count="0" meta:object-count="0" meta:page-count="1" meta:paragraph-count="5" meta:word-count="256" meta:character-count="1504"/>
  </office:meta>
</office:document-meta>
</file>